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e64ef" officeooo:paragraph-rsid="001e64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++ 연습</text:p>
      <text:p text:style-name="P1">프로젝트 명 : 계좌 관리 시스템</text:p>
      <text:p text:style-name="P1"/>
      <text:p text:style-name="P1">시스템 상황 분석</text:p>
      <text:p text:style-name="P1">기능 1. 계좌 개설 : 계좌개설 종류는 일반 계좌, 신용 계좌, 기부 계좌 3가지의 계좌가 존재하며, </text:p>
      <text:p text:style-name="P1">신용계좌는 입금액에 1%를 추가 입금해주고, 기부계좌는 입금액에 1%를 기부하게 된다.</text:p>
      <text:p text:style-name="P1">기능 2. 입금</text:p>
      <text:p text:style-name="P1">기능 3. 출금</text:p>
      <text:p text:style-name="P1">기능 4. 전체 고객 잔액 조회 </text:p>
      <text:p text:style-name="P1">고객은 계좌번호(ID)로 모든 업무를 볼 수 있다.</text:p>
      <text:p text:style-name="P1">고객정보는 계좌번호, 이름, 잔액 3가지로 한정한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철우 박</meta:initial-creator>
    <meta:creation-date>2023-03-31T10:38:08.491514302</meta:creation-date>
    <dc:date>2023-03-31T13:50:02.454923375</dc:date>
    <dc:creator>철우 박</dc:creator>
    <meta:editing-duration>PT3H1M43S</meta:editing-duration>
    <meta:editing-cycles>1</meta:editing-cycles>
    <meta:document-statistic meta:table-count="0" meta:image-count="0" meta:object-count="0" meta:page-count="1" meta:paragraph-count="10" meta:word-count="165" meta:character-count="230" meta:non-whitespace-character-count="176"/>
    <meta:generator>LibreOffice/6.0.7.3$Linux_X86_64 LibreOffice_project/00m0$Build-3</meta:generator>
  </office:meta>
</office:document-meta>
</file>